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cm" style:rel-column-width="4252*"/>
    </style:style>
    <style:style style:name="Table1.B" style:family="table-column">
      <style:table-column-properties style:column-width="4.501cm" style:rel-column-width="2552*"/>
    </style:style>
    <style:style style:name="Table1.C" style:family="table-column">
      <style:table-column-properties style:column-width="4.999cm" style:rel-column-width="2834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5.335cm" table:align="left" style:writing-mode="lr-tb"/>
    </style:style>
    <style:style style:name="Таблица3.A" style:family="table-column">
      <style:table-column-properties style:column-width="12.275cm"/>
    </style:style>
    <style:style style:name="Таблица3.B" style:family="table-column">
      <style:table-column-properties style:column-width="3.06cm"/>
    </style:style>
    <style:style style:name="Таблица3.A1" style:family="table-cell">
      <style:table-cell-properties style:vertical-align="middle" fo:padding="0.176cm" fo:border="1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 style:snap-to-layout-grid="false"/>
      <style:text-properties fo:font-size="14pt" officeooo:rsid="00293842" officeooo:paragraph-rsid="00293842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weight="bold" officeooo:paragraph-rsid="0041c814" style:font-weight-asian="bold" style:font-weight-complex="bold"/>
    </style:style>
    <style:style style:name="P11" style:family="paragraph" style:parent-style-name="Times14_5f_РИО2">
      <style:paragraph-properties fo:margin-left="0cm" fo:margin-right="0cm" fo:line-height="150%" fo:text-indent="0cm" style:auto-text-indent="false"/>
    </style:style>
    <style:style style:name="P1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3" style:family="paragraph" style:parent-style-name="Times14_5f_РИО2">
      <style:paragraph-properties fo:margin-left="0cm" fo:margin-right="0cm" fo:line-height="150%" fo:text-indent="0cm" style:auto-text-indent="false"/>
      <style:text-properties officeooo:paragraph-rsid="005dcf65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rsid="0061bdde" officeooo:paragraph-rsid="0061bdd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/>
      <style:text-properties style:font-name="Times New Roman" fo:font-size="14pt" fo:language="ru" fo:country="RU" fo:font-weight="bold" officeooo:paragraph-rsid="00437983" style:font-size-asian="14pt" style:language-asian="ru" style:country-asian="RU" style:font-weight-asian="bold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line-height="150%" fo:orphans="2" fo:widows="2" fo:hyphenation-ladder-count="no-limit" fo:text-indent="1.27cm" style:auto-text-indent="false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437983" style:font-size-asian="14pt" style:font-weight-asian="bold" style:font-name-complex="Times New Roman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4b60f1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1" style:family="paragraph" style:parent-style-name="Preformatted_20_Text">
      <style:paragraph-properties fo:margin-top="0.101cm" fo:margin-bottom="0.101cm" loext:contextual-spacing="false" fo:line-height="115%"/>
      <style:text-properties style:font-name="Consolas" fo:font-size="11pt" officeooo:paragraph-rsid="0025e643" style:font-size-asian="11pt" style:font-size-complex="11pt"/>
    </style:style>
    <style:style style:name="P2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/>
    </style:style>
    <style:style style:name="P2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2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/>
    </style:style>
    <style:style style:name="P2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437983" style:font-name-asian="Times New Roman" style:font-size-asian="14pt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1da605" style:font-size-asian="14pt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6b5d94" style:font-size-asian="14pt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66bd48" officeooo:paragraph-rsid="0066bd4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688805"/>
    </style:style>
    <style:style style:name="P32" style:family="paragraph" style:parent-style-name="Standard">
      <style:paragraph-properties fo:line-height="150%" fo:text-align="center" style:justify-single-word="false"/>
      <style:text-properties officeooo:paragraph-rsid="001da605"/>
    </style:style>
    <style:style style:name="P33" style:family="paragraph" style:parent-style-name="Standard" style:list-style-name="L5">
      <style:paragraph-properties fo:line-height="150%" fo:text-align="justify" style:justify-single-word="false"/>
      <style:text-properties officeooo:paragraph-rsid="00688805"/>
    </style:style>
    <style:style style:name="P3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35" style:family="paragraph" style:parent-style-name="Standard" style:list-style-name="L5">
      <style:paragraph-properties fo:line-height="150%" fo:text-align="justify" style:justify-single-word="false"/>
      <style:text-properties officeooo:rsid="00688805" officeooo:paragraph-rsid="00688805"/>
    </style:style>
    <style:style style:name="P36" style:family="paragraph" style:parent-style-name="Standard" style:list-style-name="L5">
      <style:paragraph-properties fo:line-height="150%" fo:text-align="justify" style:justify-single-word="false"/>
      <style:text-properties officeooo:rsid="00688805" officeooo:paragraph-rsid="0069231f"/>
    </style:style>
    <style:style style:name="P37" style:family="paragraph" style:parent-style-name="Standard" style:list-style-name="L5">
      <style:paragraph-properties fo:line-height="150%" fo:text-align="justify" style:justify-single-word="false"/>
      <style:text-properties officeooo:rsid="0069231f" officeooo:paragraph-rsid="0069231f"/>
    </style:style>
    <style:style style:name="P38" style:family="paragraph" style:parent-style-name="Standard" style:list-style-name="L5">
      <style:paragraph-properties fo:line-height="150%" fo:text-align="justify" style:justify-single-word="false"/>
      <style:text-properties officeooo:rsid="006995e3" officeooo:paragraph-rsid="006995e3"/>
    </style:style>
    <style:style style:name="P39" style:family="paragraph" style:parent-style-name="Standard" style:list-style-name="L5">
      <style:paragraph-properties fo:line-height="150%" fo:text-align="justify" style:justify-single-word="false"/>
      <style:text-properties officeooo:rsid="006b5d94" officeooo:paragraph-rsid="006b5d94"/>
    </style:style>
    <style:style style:name="P40" style:family="paragraph" style:parent-style-name="Text_20_body" style:list-style-name="L5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69231f" officeooo:paragraph-rsid="0069231f" style:text-blinking="false" fo:background-color="transparent"/>
    </style:style>
    <style:style style:name="P41" style:family="paragraph" style:parent-style-name="Text_20_body" style:list-style-name="L5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69231f" officeooo:paragraph-rsid="006b5d94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437983" style:text-blinking="false" fo:background-color="transparent" style:font-name-asian="Times New Roman" style:font-size-asian="14pt" style:font-size-complex="14pt"/>
    </style:style>
    <style:style style:name="P48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9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style:text-blinking="false" fo:background-color="transparent"/>
    </style:style>
    <style:style style:name="P50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italic" style:text-underline-style="none" fo:font-weight="normal" style:text-blinking="false" fo:background-color="transparen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66bd48" style:font-size-asian="14pt" style:font-size-complex="14pt"/>
    </style:style>
    <style:style style:name="T3" style:family="text">
      <style:text-properties fo:font-size="14pt" style:font-size-asian="14pt" style:font-weight-asian="normal" style:font-size-complex="14pt" style:font-weight-complex="normal"/>
    </style:style>
    <style:style style:name="T4" style:family="text">
      <style:text-properties fo:font-size="14pt" officeooo:rsid="006995e3" style:font-size-asian="14pt" style:font-weight-asian="normal" style:font-size-complex="14pt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672262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688805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69231f" style:font-size-asian="14pt" style:font-weight-asian="normal" style:font-size-complex="14pt" style:font-weight-complex="normal"/>
    </style:style>
    <style:style style:name="T9" style:family="text">
      <style:text-properties fo:text-transform="uppercase" style:font-size-complex="14pt"/>
    </style:style>
    <style:style style:name="T10" style:family="text">
      <style:text-properties fo:text-transform="uppercase" style:font-size-complex="14pt" style:font-weight-complex="normal"/>
    </style:style>
    <style:style style:name="T11" style:family="text">
      <style:text-properties fo:text-transform="uppercase" officeooo:rsid="005dcf65" style:font-size-complex="14pt" style:font-weight-complex="normal"/>
    </style:style>
    <style:style style:name="T12" style:family="text">
      <style:text-properties fo:font-variant="normal" fo:text-transform="none" fo:font-size="14pt" style:font-size-asian="14pt" style:font-size-complex="14pt"/>
    </style:style>
    <style:style style:name="T13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14" style:family="text">
      <style:text-properties fo:font-variant="normal" fo:text-transform="none" fo:color="#bbb529" style:font-name="DejaVu Sans Mono" fo:font-size="12pt" fo:letter-spacing="normal" fo:language="en" fo:country="US" fo:font-weight="normal" officeooo:rsid="0025e643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6a8759" style:font-name="DejaVu Sans Mono" fo:font-size="12pt" fo:letter-spacing="normal" fo:language="en" fo:country="US" fo:font-weight="normal" officeooo:rsid="0025e643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fo:font-size="16pt" fo:language="ru" fo:country="RU" fo:font-style="normal" style:text-underline-style="none" fo:font-weight="bold" officeooo:rsid="002b6daa" style:text-blinking="false" fo:background-color="transparent" loext:char-shading-value="0" style:font-size-asian="14pt" style:language-asian="ru" style:country-asian="RU" style:font-weight-asian="bold" style:font-size-complex="14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1" fo:font-size="16pt" fo:language="ru" fo:country="RU" fo:font-style="normal" style:text-underline-style="none" fo:font-weight="bold" officeooo:rsid="0066bd48" style:text-blinking="false" fo:background-color="transparent" loext:char-shading-value="0" style:font-size-asian="14pt" style:language-asian="ru" style:country-asian="RU" style:font-weight-asian="bold" style:font-size-complex="14pt" style:font-weight-complex="bold"/>
    </style:style>
    <style:style style:name="T18" style:family="text">
      <style:text-properties officeooo:rsid="0023cd11"/>
    </style:style>
    <style:style style:name="T19" style:family="text">
      <style:text-properties officeooo:rsid="0041c814"/>
    </style:style>
    <style:style style:name="T20" style:family="text">
      <style:text-properties officeooo:rsid="00530303"/>
    </style:style>
    <style:style style:name="T21" style:family="text">
      <style:text-properties style:font-name="DejaVu Sans Mono"/>
    </style:style>
    <style:style style:name="T22" style:family="text">
      <style:text-properties fo:color="#bbb529"/>
    </style:style>
    <style:style style:name="T23" style:family="text">
      <style:text-properties fo:color="#6a8759"/>
    </style:style>
    <style:style style:name="T24" style:family="text">
      <style:text-properties fo:color="#6a8759" style:font-name="DejaVu Sans Mono"/>
    </style:style>
    <style:style style:name="T25" style:family="text">
      <style:text-properties fo:color="#cc7832"/>
    </style:style>
    <style:style style:name="T26" style:family="text">
      <style:text-properties fo:color="#cc7832" style:font-name="DejaVu Sans Mono"/>
    </style:style>
    <style:style style:name="T27" style:family="text">
      <style:text-properties fo:color="#b5b6e3"/>
    </style:style>
    <style:style style:name="T28" style:family="text">
      <style:text-properties fo:color="#b5b6e3" style:font-name="DejaVu Sans Mono"/>
    </style:style>
    <style:style style:name="T29" style:family="text">
      <style:text-properties fo:color="#9373a5" style:font-name="DejaVu Sans Mono"/>
    </style:style>
    <style:style style:name="T30" style:family="text">
      <style:text-properties fo:color="#ffc66d"/>
    </style:style>
    <style:style style:name="T31" style:family="text">
      <style:text-properties fo:color="#6897bb" style:font-name="DejaVu Sans Mono"/>
    </style:style>
    <style:style style:name="T32" style:family="text">
      <style:text-properties fo:color="#5f8c8a" style:font-name="DejaVu Sans Mono"/>
    </style:style>
    <style:style style:name="T33" style:family="text">
      <style:text-properties fo:color="#808080"/>
    </style:style>
    <style:style style:name="T34" style:family="text">
      <style:text-properties fo:color="#808080" style:font-name="DejaVu Sans Mono"/>
    </style:style>
    <style:style style:name="T35" style:family="text">
      <style:text-properties officeooo:rsid="0066bd48"/>
    </style:style>
    <style:style style:name="T36" style:family="text">
      <style:text-properties officeooo:rsid="001da605"/>
    </style:style>
    <style:style style:name="T37" style:family="text">
      <style:text-properties officeooo:rsid="006b5d94"/>
    </style:style>
    <style:style style:name="T38" style:family="text">
      <style:text-properties officeooo:rsid="006c6bb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14">Кафедра МО ЭВМ</text:p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12"><text:span text:style-name="Название_20_книги"><text:span text:style-name="T9">отчет</text:span></text:span></text:p>
      <text:p text:style-name="P9">по лабораторной работе №<text:span text:style-name="T35">2</text:span></text:p>
      <text:p text:style-name="P10"><text:span text:style-name="T1">по дисциплине «</text:span><text:span text:style-name="T2">Объектно ориентированное программирование</text:span><text:span text:style-name="T1">»</text:span></text:p>
      <text:p text:style-name="P32"><text:span text:style-name="Название_20_книги"><text:span text:style-name="T12">Тема:</text:span></text:span><text:span text:style-name="Название_20_книги"><text:span text:style-name="T13"> </text:span></text:span><text:bookmark text:name="docs-internal-guid-f90a8117-7fff-ec20-b1c6-3de4e4037a91"/><text:span text:style-name="Название_20_книги"><text:span text:style-name="T16">Интерфейсы классов, взаимодействие классов</text:span></text:span><text:span text:style-name="Название_20_книги"><text:span text:style-name="T17">,</text:span></text:span><text:span text:style-name="Название_20_книги"><text:span text:style-name="T16"> перегрузка операций</text:span></text:span></text:p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<text:span text:style-name="T20">Мирсков</text:span> А.<text:span text:style-name="T20">А.</text:span>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5"><text:span text:style-name="T35">Жангиров</text:span> <text:span text:style-name="T35">Т</text:span>.<text:span text:style-name="T35">Р</text:span>.</text:p>
          </table:table-cell>
        </table:table-row>
      </table:table>
      <text:p text:style-name="P4"/>
      <text:p text:style-name="P4"/>
      <text:p text:style-name="P4"/>
      <text:p text:style-name="P4"/>
      <text:p text:style-name="P4">Санкт-Петербург</text:p>
      <text:p text:style-name="P4">20<text:span text:style-name="T19">20</text:span></text:p>
      <text:p text:style-name="P20">Цель работы.</text:p>
      <text:p text:style-name="P28"><text:span text:style-name="T36">Изучить работу с интерфейсами классов, способы взаимодействия классов и перегрузку операций в C++.</text:span></text:p>
      <text:p text:style-name="P17"/>
      <text:p text:style-name="P18">Задание</text:p>
      <text:p text:style-name="P47"><text:bookmark text:name="docs-internal-guid-2d66606a-7fff-dda8-b7c8-b992388f4462"/>Разработать и реализовать набор классов:</text:p>
      <text:list xml:id="list3096373423" text:style-name="L1">
        <text:list-item>
          <text:p text:style-name="P43">Класс базы</text:p>
        </text:list-item>
        <text:list-item>
          <text:p text:style-name="P43">Набор классов ландшафта карты</text:p>
        </text:list-item>
        <text:list-item>
          <text:p text:style-name="P43">Набор классов нейтральных объектов поля</text:p>
        </text:list-item>
      </text:list>
      <text:p text:style-name="P42">Класс базы должен отвечать за создание юнитов, а также учитывать юнитов, относящихся к текущей базе. Основные требования к классу база:</text:p>
      <text:list xml:id="list2946567136" text:style-name="L2">
        <text:list-item>
          <text:p text:style-name="P44">База должна размещаться на поле</text:p>
        </text:list-item>
        <text:list-item>
          <text:p text:style-name="P44">Методы для создания юнитов</text:p>
        </text:list-item>
        <text:list-item>
          <text:p text:style-name="P44">Учет юнитов, и реакция на их уничтожение и создание</text:p>
        </text:list-item>
        <text:list-item>
          <text:p text:style-name="P44">База должна обладать характеристиками такими, как здоровье, максимальное количество юнитов, которые могут быть одновременно созданы на базе, и.т.д.</text:p>
        </text:list-item>
      </text:list>
      <text:p text:style-name="P42">Набор классов ландшафта определяют вид поля. Основные требования к классам ландшафта:</text:p>
      <text:p text:style-name="P42">Должно быть создано минимум 3 типа ландшафта</text:p>
      <text:list xml:id="list1005440732" text:style-name="L3">
        <text:list-item>
          <text:p text:style-name="P45">Все классы ландшафта должны иметь как минимум один интерфейс</text:p>
        </text:list-item>
        <text:list-item>
          <text:p text:style-name="P45">Ландшафт должен влиять на юнитов (например, возможно пройти по клетке с определенным ландшафтом или запрет для атаки определенного типа юнитов)</text:p>
        </text:list-item>
        <text:list-item>
          <text:p text:style-name="P45">На каждой клетке поля должен быть определенный тип ландшафта</text:p>
        </text:list-item>
      </text:list>
      <text:p text:style-name="P42">Набор классов нейтральных объектов представляют объекты, располагаемые на поле и с которыми могут взаимодействие юнитов. Основные требования к классам нейтральных объектов поля:</text:p>
      <text:list xml:id="list4280547720" text:style-name="L4">
        <text:list-item>
          <text:p text:style-name="P46">Создано не менее 4 типов нейтральных объектов</text:p>
        </text:list-item>
        <text:list-item>
          <text:p text:style-name="P46">Взаимодействие юнитов с нейтральными объектами, должно быть реализовано в виде перегрузки операций</text:p>
        </text:list-item>
        <text:list-item>
          <text:p text:style-name="P46">Классы нейтральных объектов должны иметь как минимум один общий интерфейс</text:p>
        </text:list-item>
      </text:list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8">Выполнены основные требования к классу база</text:p>
          </table:table-cell>
          <table:table-cell table:style-name="Таблица3.A1" office:value-type="string">
            <text:p text:style-name="P48">2 балла</text:p>
          </table:table-cell>
        </table:table-row>
        <table:table-row>
          <table:table-cell table:style-name="Таблица3.A1" office:value-type="string">
            <text:p text:style-name="P48">Выполнены основные требования к набору классов ландшафта</text:p>
          </table:table-cell>
          <table:table-cell table:style-name="Таблица3.A1" office:value-type="string">
            <text:p text:style-name="P48">2 балла</text:p>
          </table:table-cell>
        </table:table-row>
        <table:table-row>
          <table:table-cell table:style-name="Таблица3.A1" office:value-type="string">
            <text:p text:style-name="P48">Выполнены основные требования к набору классов нейтр. объектов</text:p>
          </table:table-cell>
          <table:table-cell table:style-name="Таблица3.A1" office:value-type="string">
            <text:p text:style-name="P48">2 балла</text:p>
          </table:table-cell>
        </table:table-row>
        <table:table-row>
          <table:table-cell table:style-name="Таблица3.A1" office:value-type="string">
            <text:p text:style-name="P48">Добавлено взаимодействие юнитов</text:p>
          </table:table-cell>
          <table:table-cell table:style-name="Таблица3.A1" office:value-type="string">
            <text:p text:style-name="P48">1 балла</text:p>
          </table:table-cell>
        </table:table-row>
        <table:table-row>
          <table:table-cell table:style-name="Таблица3.A1" office:value-type="string">
            <text:p text:style-name="P48">Имеется 3+ демонстрационных примера</text:p>
          </table:table-cell>
          <table:table-cell table:style-name="Таблица3.A1" office:value-type="string">
            <text:p text:style-name="P48">1 балл</text:p>
          </table:table-cell>
        </table:table-row>
        <table:table-row>
          <table:table-cell table:style-name="Таблица3.A1" office:value-type="string">
            <text:p text:style-name="P48">Взаимодействие через перегрузку операторов</text:p>
          </table:table-cell>
          <table:table-cell table:style-name="Таблица3.A1" office:value-type="string">
            <text:p text:style-name="P48">2 балла</text:p>
          </table:table-cell>
        </table:table-row>
        <text:soft-page-break/>
        <table:table-row>
          <table:table-cell table:style-name="Таблица3.A1" office:value-type="string">
            <text:p text:style-name="P50">*Для хранения информации о юнитах в классе базы используется паттерн “Компоновщик”/ Использование “Легковеса” для хранения общих характеристик юнитов</text:p>
          </table:table-cell>
          <table:table-cell table:style-name="Таблица3.A1" office:value-type="string">
            <text:p text:style-name="P50">2 балла</text:p>
          </table:table-cell>
        </table:table-row>
        <table:table-row>
          <table:table-cell table:style-name="Таблица3.A1" office:value-type="string">
            <text:p text:style-name="P50">*Для наблюдения над юнитами в классе база используется паттерн “Наблюдатель”</text:p>
          </table:table-cell>
          <table:table-cell table:style-name="Таблица3.A1" office:value-type="string">
            <text:p text:style-name="P50">2 балла</text:p>
          </table:table-cell>
        </table:table-row>
        <table:table-row>
          <table:table-cell table:style-name="Таблица3.A1" office:value-type="string">
            <text:p text:style-name="P50">*Для взаимодействия ландшафта с юнитам используется паттерн “Прокси”</text:p>
          </table:table-cell>
          <table:table-cell table:style-name="Таблица3.A1" office:value-type="string">
            <text:p text:style-name="P50">3 балла</text:p>
          </table:table-cell>
        </table:table-row>
        <table:table-row>
          <table:table-cell table:style-name="Таблица3.A1" office:value-type="string">
            <text:p text:style-name="P50">*Для взаимодействия одного типа нейтрального объекта с разными типами юнитов используется паттерн “Стратегия”</text:p>
          </table:table-cell>
          <table:table-cell table:style-name="Таблица3.A1" office:value-type="string">
            <text:p text:style-name="P50">3 балла</text:p>
          </table:table-cell>
        </table:table-row>
        <table:table-row>
          <table:table-cell table:style-name="Таблица3.A1" office:value-type="string">
            <text:p text:style-name="P49">Кол-во баллов за основные требования</text:p>
          </table:table-cell>
          <table:table-cell table:style-name="Таблица3.A1" office:value-type="string">
            <text:p text:style-name="P49">10 баллов</text:p>
          </table:table-cell>
        </table:table-row>
        <table:table-row>
          <table:table-cell table:style-name="Таблица3.A1" office:value-type="string">
            <text:p text:style-name="P49">Максимальное кол-во баллов за лаб. работу</text:p>
          </table:table-cell>
          <table:table-cell table:style-name="Таблица3.A1" office:value-type="string">
            <text:p text:style-name="P49">20 баллов</text:p>
          </table:table-cell>
        </table:table-row>
      </table:table>
      <text:p text:style-name="P27"/>
      <text:p text:style-name="P16"/>
      <text:p text:style-name="P30"><text:span text:style-name="T38">Выполнение</text:span> работы.</text:p>
      <text:p text:style-name="P31"><text:span text:style-name="T6">1)</text:span></text:p>
      <text:list xml:id="list137631855" text:style-name="L5">
        <text:list-item>
          <text:p text:style-name="P33"><text:span text:style-name="T6">Был создан класс базы</text:span><text:span text:style-name="T7">.</text:span></text:p>
        </text:list-item>
        <text:list-item>
          <text:p text:style-name="P33"><text:span text:style-name="T7">Б</text:span><text:span text:style-name="T6">аза размещается на поле с помощью полей с координатами x и y, которые инициализируются в конструкторе. </text:span></text:p>
        </text:list-item>
        <text:list-item>
          <text:p text:style-name="P33"><text:span text:style-name="T6">Класс базы хранит в себе юнитов в полу Vector&lt;Unit*&gt; units и имеет методы для создания (addUnit), удаления (removeUnit) и перемещения(removeUnit) юнитов. </text:span></text:p>
        </text:list-item>
        <text:list-item>
          <text:p text:style-name="P35"><text:span text:style-name="T6">Б</text:span><text:span text:style-name="T5">аза учитывает количество юнитов и не позволяет создать больше юнитов, чем число в поле maxUnit.</text:span></text:p>
        </text:list-item>
        <text:list-item>
          <text:p text:style-name="P35"><text:span text:style-name="T5">У базы есть здоровье, значение которого хранится в поле health и метод takeDamage, который позволяет ей получать урон.</text:span></text:p>
          <text:p text:style-name="P35"><text:span text:style-name="T5"/></text:p>
          <text:p text:style-name="P35"><text:span text:style-name="T5">2)</text:span></text:p>
        </text:list-item>
        <text:list-item>
          <text:p text:style-name="P35"><text:span text:style-name="T5">Были созданы 3 класса ландшафта.</text:span></text:p>
        </text:list-item>
        <text:list-item>
          <text:p text:style-name="P35"><text:span text:style-name="T5">Классы имеют общий интерфейс Landscape.</text:span></text:p>
        </text:list-item>
        <text:list-item>
          <text:p text:style-name="P35"><text:span text:style-name="T5">Он влияет на юнитов. Wall не позволяет юнитам встать на клетку, </text:span><text:span text:style-name="T8">Liquid уменьшает урон юнитов, находящихся на этой клетке, Ground является обычной поверхностью без эффектов. Взаимодействие с юнитами реализовано в функции moveUnit класса Field.</text:span></text:p>
        </text:list-item>
        <text:list-item>
          <text:p text:style-name="P36"><text:soft-page-break/><text:span text:style-name="T8">Ландшафт карты хранится в классе поля в переменной cells. </text:span></text:p>
          <text:p text:style-name="P37"/>
          <text:p text:style-name="P37"><text:span text:style-name="T5">3)</text:span></text:p>
        </text:list-item>
        <text:list-item>
          <text:p text:style-name="P37"><text:span text:style-name="T5">Нейтральные объекты могут располагаться на поле </text:span><text:span text:style-name="T6">с помощью полей с координатами x и y, которые инициализируются в конструкторе. </text:span><text:span text:style-name="T5">Юниты могут взаимодействовать и нейтральными объектами.</text:span></text:p>
        </text:list-item>
        <text:list-item>
          <text:p text:style-name="P37"><text:span text:style-name="T5">Были созданы 4 класса Нейтральных объектов.</text:span></text:p>
        </text:list-item>
        <text:list-item>
          <text:p text:style-name="P40"><text:bookmark text:name="docs-internal-guid-e7612ee2-7fff-ae72-180b-1fdb0ab63cfd"/><text:span text:style-name="T3">Взаимодействие юнитов с нейтральными объектами, реализовано в виде перегрузки оператора += в Классе Unit, </text:span><text:span text:style-name="T4">который вызывается из функции takeItem класса Base</text:span><text:span text:style-name="T3">. </text:span><text:span text:style-name="T4">Оператор вызывает функцию takeItem класса Unit, которая перегружена для работы с разными типами нейтральных объектов.</text:span></text:p>
        </text:list-item>
        <text:list-item>
          <text:p text:style-name="P37"><text:span text:style-name="T5">Классы имеют общий интерфейс Neutral.</text:span></text:p>
          <text:p text:style-name="P37"><text:span text:style-name="T5"/></text:p>
          <text:p text:style-name="P38"><text:span text:style-name="T5">4)</text:span></text:p>
        </text:list-item>
        <text:list-item>
          <text:p text:style-name="P38"><text:span text:style-name="T5">Было добавлено взаимодействие юнитов между собой</text:span></text:p>
        </text:list-item>
        <text:list-item>
          <text:p text:style-name="P38"><text:span text:style-name="T5">Когда функция moveUnit пытается переместить юнита на клетку, в которой стоит другой юнит, то вызывается функция attack, которая находит нужных юнитов в объектах баз и вызывает у юнитов функцию takeDamage, которая уменьшает здоровье и говорит выжил ли юнит. Если юнит умер, то он удаляется с поля с помощью функции removeUnit.</text:span></text:p>
          <text:p text:style-name="P38"><text:span text:style-name="T5"/></text:p>
          <text:p text:style-name="P38"><text:span text:style-name="T5">5)</text:span></text:p>
        </text:list-item>
        <text:list-item>
          <text:p text:style-name="P39"><text:span text:style-name="T5">Добавлено 3 демонстрационых примера в классе Test.</text:span></text:p>
        </text:list-item>
        <text:list-item>
          <text:p text:style-name="P39"><text:span text:style-name="T5">Юниты обозначаются большими буквами, нейтральные объекты маленькими, буква O обозначает пустую клетку.</text:span></text:p>
        </text:list-item>
        <text:list-item>
          <text:p text:style-name="P39"><text:span text:style-name="T5">Цвета букв обозначают ландшафт.</text:span></text:p>
          <text:p text:style-name="P39"><text:span text:style-name="T5"/></text:p>
          <text:p text:style-name="P39"><text:span text:style-name="T5">6)</text:span></text:p>
        </text:list-item>
        <text:list-item>
          <text:p text:style-name="P41"><text:span text:style-name="T3">Взаимодействие юнитов с нейтральными объектами, реализовано в виде перегрузки оператора += в Классе Unit.</text:span></text:p>
        </text:list-item>
      </text:list>
      <text:p text:style-name="P15"><text:soft-page-break/></text:p>
      <text:p text:style-name="P19">Выводы.</text:p>
      <text:p text:style-name="P29"><text:span text:style-name="T37">В ходе лабораторной работы была изучена работа с интерфейсами классов, способы взаимодействия классов и перегрузка операций в C++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19cm" style:writing-mode="lr-tb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cm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0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cm" fo:margin-right="-1.245cm" fo:line-height="120%" fo:text-align="justify" style:justify-single-word="false" fo:orphans="0" fo:widows="0" fo:text-indent="0cm" style:auto-text-indent="false" style:vertical-align="auto"/>
      <style:text-properties fo:font-size="14pt" fo:language="ru" fo:country="RU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text-indent="0cm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28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4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0-03-23T12:57:40.442790319</dc:date>
    <meta:print-date>2015-07-17T12:06:00</meta:print-date>
    <meta:editing-cycles>45</meta:editing-cycles>
    <meta:editing-duration>PT7H40M</meta:editing-duration>
    <meta:generator>LibreOffice/6.0.7.3$Linux_X86_64 LibreOffice_project/00m0$Build-3</meta:generator>
    <meta:document-statistic meta:table-count="2" meta:image-count="0" meta:object-count="0" meta:page-count="5" meta:paragraph-count="95" meta:word-count="713" meta:character-count="4883" meta:non-whitespace-character-count="4293"/>
  </office:meta>
</office:document-meta>
</file>